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0.402166666666667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4.5931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ificatio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5">
            <text:p>Power BI<text:s/>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/>
          <table:table-cell office:value-type="string" table:number-columns-spanned="7" table:number-rows-spanned="1" table:style-name="ce5">
            <text:p>Intermediate Level assignmen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number-columns-spanned="7" table:number-rows-spanned="1" table:style-name="ce6">
            <text:p>Verification shee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Name of visual<text:s/></text:p>
          </table:table-cell>
          <table:table-cell office:value-type="string" table:style-name="ce3">
            <text:p>Filters used in visual (if any)</text:p>
          </table:table-cell>
          <table:table-cell office:value-type="string" table:style-name="ce3">
            <text:p>Amount (in visual)</text:p>
          </table:table-cell>
          <table:table-cell office:value-type="string" table:style-name="ce3">
            <text:p>Amount (in data file)</text:p>
          </table:table-cell>
          <table:table-cell office:value-type="string" table:style-name="ce3">
            <text:p>Difference</text:p>
          </table:table-cell>
          <table:table-cell office:value-type="string" table:style-name="ce3">
            <text:p>Filters used in data file</text:p>
          </table:table-cell>
          <table:table-cell office:value-type="string" table:style-name="ce3">
            <text:p>Reason for difference</text:p>
          </table:table-cell>
          <table:table-cell table:number-columns-repeated="16376" table:style-name="ce2"/>
        </table:table-row>
        <table:table-row table:style-name="ro4">
          <table:table-cell/>
          <table:table-cell office:value-type="string" table:style-name="ce4">
            <text:p>Drill Throufh of Completed Status (Table)</text:p>
          </table:table-cell>
          <table:table-cell office:value-type="string" table:style-name="ce7">
            <text:p>Status --&gt; is Complete</text:p>
            <text:p>Create Date - Year 2023</text:p>
          </table:table-cell>
          <table:table-cell office:value-type="float" office:value="2909" table:style-name="ce4">
            <text:p>2909</text:p>
          </table:table-cell>
          <table:table-cell office:value-type="float" office:value="2909" table:style-name="ce4">
            <text:p>2909</text:p>
          </table:table-cell>
          <table:table-cell office:value-type="float" office:value="0" table:formula="of:=[.E8]-[.D8]" table:style-name="ce4">
            <text:p>0</text:p>
          </table:table-cell>
          <table:table-cell office:value-type="string" table:style-name="ce7">
            <text:p>Status --&gt; is Complete</text:p>
            <text:p>Create Date - Year 2023</text:p>
          </table:table-cell>
          <table:table-cell table:style-name="ce4"/>
          <table:table-cell table:number-columns-repeated="16376"/>
        </table:table-row>
        <table:table-row table:style-name="ro4">
          <table:table-cell/>
          <table:table-cell office:value-type="string" table:style-name="ce4">
            <text:p>Distinct Count of Customer Code</text:p>
          </table:table-cell>
          <table:table-cell office:value-type="string" table:style-name="ce7">
            <text:p>Status --&gt; is Complete</text:p>
            <text:p>Create Date - Year 2023</text:p>
          </table:table-cell>
          <table:table-cell office:value-type="float" office:value="130" table:style-name="ce4">
            <text:p>130</text:p>
          </table:table-cell>
          <table:table-cell office:value-type="float" office:value="130" table:style-name="ce4">
            <text:p>130</text:p>
          </table:table-cell>
          <table:table-cell office:value-type="float" office:value="0" table:formula="of:=[.E9]-[.D9]" table:style-name="ce4">
            <text:p>0</text:p>
          </table:table-cell>
          <table:table-cell office:value-type="string" table:style-name="ce7">
            <text:p>Status --&gt; is Complete</text:p>
            <text:p>Create Date - Year 2023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Sum of Balance</text:p>
          </table:table-cell>
          <table:table-cell office:value-type="string" table:style-name="ce4">
            <text:p>-</text:p>
          </table:table-cell>
          <table:table-cell office:value-type="float" office:value="41083155.519249961" table:style-name="ce4">
            <text:p>41083155.52</text:p>
          </table:table-cell>
          <table:table-cell office:value-type="float" office:value="41083155.519249961" table:style-name="ce4">
            <text:p>41083155.52</text:p>
          </table:table-cell>
          <table:table-cell office:value-type="float" office:value="0" table:formula="of:=[.E10]-[.D10]" table:style-name="ce4">
            <text:p>0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TotalValueOnOrder</text:p>
          </table:table-cell>
          <table:table-cell office:value-type="string" table:style-name="ce7">
            <text:p>Status --&gt; is Complete</text:p>
          </table:table-cell>
          <table:table-cell office:value-type="float" office:value="134034945.50000012" table:style-name="ce4">
            <text:p>134034945.5</text:p>
          </table:table-cell>
          <table:table-cell office:value-type="float" office:value="134034945.50000012" table:style-name="ce4">
            <text:p>134034945.5</text:p>
          </table:table-cell>
          <table:table-cell office:value-type="float" office:value="0" table:formula="of:=[.E11]-[.D11]" table:style-name="ce4">
            <text:p>0</text:p>
          </table:table-cell>
          <table:table-cell office:value-type="string" table:style-name="ce4">
            <text:p>Status --&gt; is Complete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CustomerCount</text:p>
          </table:table-cell>
          <table:table-cell office:value-type="string" table:style-name="ce4">
            <text:p>-</text:p>
          </table:table-cell>
          <table:table-cell office:value-type="float" office:value="317" table:style-name="ce4">
            <text:p>317</text:p>
          </table:table-cell>
          <table:table-cell office:value-type="float" office:value="317" table:style-name="ce4">
            <text:p>317</text:p>
          </table:table-cell>
          <table:table-cell office:value-type="float" office:value="0" table:formula="of:=[.E12]-[.D12]" table:style-name="ce4">
            <text:p>0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TotalValueInvoiced</text:p>
          </table:table-cell>
          <table:table-cell office:value-type="string" table:style-name="ce7">
            <text:p>Status --&gt; is Complete</text:p>
          </table:table-cell>
          <table:table-cell office:value-type="float" office:value="135373496.45999911" table:style-name="ce4">
            <text:p>135373496.5</text:p>
          </table:table-cell>
          <table:table-cell office:value-type="float" office:value="135373496.45999911" table:style-name="ce4">
            <text:p>135373496.5</text:p>
          </table:table-cell>
          <table:table-cell office:value-type="float" office:value="0" table:formula="of:=[.E13]-[.D13]" table:style-name="ce4">
            <text:p>0</text:p>
          </table:table-cell>
          <table:table-cell office:value-type="string" table:style-name="ce7">
            <text:p>Status --&gt; is Complete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Fulfillment Rate</text:p>
          </table:table-cell>
          <table:table-cell office:value-type="string" table:style-name="ce4">
            <text:p>-</text:p>
          </table:table-cell>
          <table:table-cell office:value-type="float" office:value="0.79" table:style-name="ce4">
            <text:p>0.79</text:p>
          </table:table-cell>
          <table:table-cell office:value-type="float" office:value="0.79" table:style-name="ce4">
            <text:p>0.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style-name="ce4"/>
          <table:table-cell table:number-columns-repeated="16376"/>
        </table:table-row>
        <table:table-row table:style-name="ro1">
          <table:table-cell/>
          <table:table-cell office:value-type="string" table:style-name="ce4">
            <text:p>PendingOrdersCount</text:p>
          </table:table-cell>
          <table:table-cell office:value-type="string" table:style-name="ce4">
            <text:p>Status != "Complete"</text:p>
          </table:table-cell>
          <table:table-cell office:value-type="float" office:value="4421" table:style-name="ce4">
            <text:p>4421</text:p>
          </table:table-cell>
          <table:table-cell office:value-type="float" office:value="4421" table:style-name="ce4">
            <text:p>44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Status != "Complete"</text:p>
          </table:table-cell>
          <table:table-cell table:style-name="ce4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title/>
    <dc:description/>
    <dc:subject/>
    <meta:initial-creator>Ayush Bahadur Shrestha</meta:initial-creator>
    <dc:creator>Qniverse  Test</dc:creator>
    <meta:creation-date>2024-09-09T09:01:20Z</meta:creation-date>
    <dc:date>2024-09-24T09:13:57Z</dc:date>
  </office:meta>
</office:document-meta>
</file>